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B900000121EE7EB462A290A310.png" manifest:media-type="image/png"/>
  <manifest:file-entry manifest:full-path="Pictures/10000201000001B9000001210060EFD66770321F.png" manifest:media-type="image/png"/>
  <manifest:file-entry manifest:full-path="Pictures/2000002F00000EFC0000066851E3C806B81E763B.wmf" manifest:media-type="image/x-wmf"/>
  <manifest:file-entry manifest:full-path="Pictures/10000000000000AD000000ADABC4DC6643F3D350.jpg" manifest:media-type="image/jpeg"/>
  <manifest:file-entry manifest:full-path="Pictures/1000000000000056000000880322B3532DCECFE8.jpg" manifest:media-type="image/jpeg"/>
  <manifest:file-entry manifest:full-path="Pictures/100002010000013100000084E39D63568F5D3F0F.png" manifest:media-type="image/png"/>
  <manifest:file-entry manifest:full-path="Pictures/10000DDC00001F7E00000DA204C0434E73590B19.svg" manifest:media-type="image/svg+xml"/>
  <manifest:file-entry manifest:full-path="Pictures/1000100600001F7E00000DA2818321C20899C6BB.svg" manifest:media-type="image/svg+xml"/>
  <manifest:file-entry manifest:full-path="Pictures/100002010000009A000000D426A48CF42D1D5D41.png" manifest:media-type="image/png"/>
  <manifest:file-entry manifest:full-path="Pictures/100002010000013100000084DD69F6BE81E285D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pitch="fixed"/>
    <style:font-face style:name="Helvetica2" svg:font-family="Helvetica" style:font-pitch="fixed"/>
    <style:font-face style:name="Times New Roman1" svg:font-family="'Times New Roman'" style:font-pitch="fixed"/>
    <style:font-face style:name="ＭＳ Ｐゴシック2" svg:font-family="'ＭＳ Ｐゴシック'" style:font-pitch="fixed"/>
    <style:font-face style:name="Calibri1" svg:font-family="Calibri" style:font-pitch="variable"/>
    <style:font-face style:name="Helvetica1" svg:font-family="Helvetica"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ＭＳ Ｐゴシック1" svg:font-family="'ＭＳ Ｐゴシック'"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Default_5f_1" style:list-style-name="L4">
      <style:graphic-properties draw:stroke="solid" svg:stroke-width="0.026cm" svg:stroke-color="#4a7ebb" draw:stroke-linejoin="miter" svg:stroke-linecap="square" draw:fill="none" draw:fill-color="#ffffff" draw:textarea-horizontal-align="justify" draw:textarea-vertical-align="middle" draw:auto-grow-height="false" fo:min-height="9.496cm" fo:min-width="13.113cm" fo:padding-top="0.13cm" fo:padding-bottom="0.13cm" fo:padding-left="0.25cm" fo:padding-right="0.25cm" fo:wrap-option="wrap" draw:shadow="visible" draw:shadow-offset-x="0cm" draw:shadow-offset-y="0.064cm" draw:shadow-color="#808080" draw:shadow-opacity="35%"/>
    </style:style>
    <style:style style:name="gr2"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Default_5f_1">
      <style:graphic-properties draw:stroke="solid" svg:stroke-width="0.071cm" svg:stroke-color="#fbcba3"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4" style:family="graphic" style:parent-style-name="Default_5f_1">
      <style:graphic-properties draw:stroke="dash" draw:stroke-dash="Dashed_20__28_var_29__20_4" svg:stroke-width="0.071cm" svg:stroke-color="#006666"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5" style:family="graphic" style:parent-style-name="Default_5f_1" style:list-style-name="L4">
      <style:graphic-properties draw:stroke="solid" svg:stroke-width="0.026cm" svg:stroke-color="#4a7ebb" draw:stroke-linejoin="miter" svg:stroke-linecap="square" draw:fill="none" draw:fill-color="#ffffff" draw:textarea-horizontal-align="justify" draw:textarea-vertical-align="middle" draw:auto-grow-height="false" fo:min-height="1.306cm" fo:min-width="1.236cm" fo:padding-top="0.13cm" fo:padding-bottom="0.13cm" fo:padding-left="0.25cm" fo:padding-right="0.25cm" fo:wrap-option="wrap" draw:shadow="visible" draw:shadow-offset-x="0cm" draw:shadow-offset-y="0.064cm" draw:shadow-color="#808080" draw:shadow-opacity="35%"/>
    </style:style>
    <style:style style:name="gr6" style:family="graphic" style:parent-style-name="Default_5f_1">
      <style:graphic-properties draw:stroke="dash" draw:stroke-dash="Dashed_20__28_var_29__20_4" svg:stroke-width="0.071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Default_5f_1" style:list-style-name="L1">
      <style:graphic-properties draw:stroke="none" draw:fill="none" draw:fill-color="#00cc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2"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Default_5f_1" style:list-style-name="L1">
      <style:graphic-properties draw:stroke="none" draw:fill="none" draw:fill-color="#00ccff"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graphic-properties style:protect="size"/>
    </style:style>
    <style:style style:name="gr16" style:family="graphic" style:parent-style-name="standard" style:list-style-name="L2">
      <style:graphic-properties draw:stroke="none" draw:fill="none" draw:fill-color="#ffffff" draw:textarea-horizontal-align="justify" draw:textarea-vertical-align="bottom" draw:auto-grow-height="false" fo:min-height="1.066cm" fo:min-width="8.275cm" fo:padding-top="0.133cm" fo:padding-bottom="0.133cm" fo:padding-left="0.266cm" fo:padding-right="0.266cm" fo:wrap-option="wrap" draw:shadow-color="#808080"/>
    </style:style>
    <style:style style:name="pr1" style:family="presentation" style:parent-style-name="Title2-notes">
      <style:graphic-properties draw:stroke="none" draw:fill="none" draw:fill-color="#ffffff" draw:textarea-horizontal-align="justify" draw:textarea-vertical-align="top" draw:auto-grow-height="false" draw:auto-grow-width="false" fo:min-height="11.734cm" fo:min-width="0cm" fo:padding-top="0.133cm" fo:padding-bottom="0.133cm" fo:padding-left="0.266cm" fo:padding-right="0.266cm" fo:wrap-option="wrap" draw:shadow-color="#808080"/>
    </style:style>
    <style:style style:name="P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2" style:family="paragraph">
      <loext:graphic-properties draw:fill="none" draw:fill-color="#ffffff"/>
      <style:paragraph-properties fo:text-align="center" style:writing-mode="lr-tb"/>
      <style:text-properties fo:font-size="24pt" style:font-size-asian="24pt" style:font-size-complex="24pt"/>
    </style:style>
    <style:style style:name="P3" style:family="paragraph">
      <loext:graphic-properties draw:fill="none"/>
      <style:paragraph-properties fo:text-align="start"/>
      <style:text-properties fo:font-size="22pt" style:font-size-asian="22pt" style:font-size-complex="22pt"/>
    </style:style>
    <style:style style:name="P4" style:family="paragraph">
      <loext:graphic-properties draw:fill="none" draw:fill-color="#ffffff"/>
      <style:paragraph-properties fo:text-align="center" style:writing-mode="lr-tb"/>
      <style:text-properties fo:font-size="22pt" style:font-size-asian="22pt" style:font-size-complex="22pt"/>
    </style:style>
    <style:style style:name="P5" style:family="paragraph">
      <loext:graphic-properties draw:fill="none"/>
      <style:paragraph-properties fo:text-align="center"/>
      <style:text-properties fo:font-size="22pt" style:font-size-asian="22pt" style:font-size-complex="22pt"/>
    </style:style>
    <style:style style:name="P6" style:family="paragraph">
      <style:paragraph-properties fo:margin-left="0cm" fo:margin-right="0cm" fo:text-indent="0cm" style:punctuation-wrap="hanging" style:line-break="strict"/>
    </style:style>
    <style:style style:name="P7"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0pt" style:font-size-asian="20pt" style:font-size-complex="20pt"/>
    </style:style>
    <style:style style:name="P8" style:family="paragraph">
      <loext:graphic-properties draw:fill="none" draw:fill-color="#00ccff"/>
      <style:paragraph-properties fo:margin-left="0cm" fo:margin-right="0cm" fo:text-indent="0cm" style:punctuation-wrap="hanging" style:line-break="strict" style:writing-mode="lr-tb" style:font-independent-line-spacing="true"/>
      <style:text-properties fo:font-size="20pt" style:font-size-asian="20pt" style:font-size-complex="20pt"/>
    </style:style>
    <style:style style:name="P9" style:family="paragraph">
      <loext:graphic-properties draw:fill="none" draw:fill-color="#ffffff"/>
      <style:paragraph-properties fo:text-align="center" style:writing-mode="lr-tb"/>
    </style:style>
    <style:style style:name="P10" style:family="paragraph">
      <style:paragraph-properties fo:margin-left="0cm" fo:margin-right="0cm" fo:margin-top="0.158cm" fo:margin-bottom="0cm" fo:text-indent="0cm"/>
    </style:style>
    <style:style style:name="P11" style:family="paragraph">
      <loext:graphic-properties draw:fill="none" draw:fill-color="#ffffff"/>
      <style:paragraph-properties style:writing-mode="lr-tb" style:font-independent-line-spacing="true"/>
    </style:style>
    <style:style style:name="P12" style:family="paragraph">
      <style:paragraph-properties fo:margin-left="0cm" fo:margin-right="0cm" fo:line-height="100%" fo:text-align="end" fo:text-indent="0cm" style:punctuation-wrap="hanging" style:line-break="strict"/>
    </style:style>
    <style:style style:name="P1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T1" style:family="text">
      <style:text-properties fo:color="#ff0000" fo:font-size="15pt" fo:language="en" fo:country="US" style:font-size-asian="15pt" style:language-asian="en" style:country-asian="US" style:font-size-complex="15pt" style:language-complex="en" style:country-complex="US"/>
    </style:style>
    <style:style style:name="T2" style:family="text">
      <style:text-properties fo:font-size="24pt" fo:language="en" fo:country="US" style:font-size-asian="24pt" style:language-asian="en" style:country-asian="US" style:font-size-complex="24pt" style:language-complex="en" style:country-complex="US"/>
    </style:style>
    <style:style style:name="T3" style:family="text">
      <style:text-properties fo:color="#ff0000" fo:font-size="10.5pt" fo:language="en" fo:country="US" style:font-size-asian="10.5pt" style:language-asian="en" style:country-asian="US" style:font-size-complex="10.5pt" style:language-complex="en" style:country-complex="US"/>
    </style:style>
    <style:style style:name="T4" style:family="text">
      <style:text-properties fo:language="en" fo:country="US" style:language-asian="en" style:country-asian="US" style:language-complex="en" style:country-complex="US"/>
    </style:style>
    <style:style style:name="T5" style:family="text">
      <style:text-properties style:font-name="Times New Roman1" fo:font-size="13pt" fo:language="en" fo:country="US" fo:font-weight="normal" style:font-size-asian="13pt" style:language-asian="en" style:country-asian="US" style:font-weight-asian="normal" style:font-size-complex="13pt" style:language-complex="en" style:country-complex="US" style:font-weight-complex="normal"/>
    </style:style>
    <text:list-style style:name="L1">
      <text:list-level-style-number text:level="1" style:num-format="">
        <style:list-level-properties/>
        <style:text-properties fo:color="#ff0000"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draw:custom-shape draw:name="Cloud 4" draw:style-name="gr1" draw:text-style-name="P1" draw:layer="layout" svg:width="20.839cm" svg:height="14.971cm" svg:x="4.815cm" svg:y="5.429cm">
          <text:p/>
          <draw:enhanced-geometry svg:viewBox="0 0 43200 43200" draw:extrusion-allowed="true" draw:text-areas="5954 6524 34174 34674" draw:glue-points="6366915 1250950 3186113 2499236 19766 1250950 3186113 143048" draw:type="mso-spt100" draw:enhanced-path="M 3900 14370 W 3838 3941 17344 22321 3900 14370 14005 5202 13382 1344 24048 15878 14005 5202 22456 3432 21997 141 30727 12031 22456 3432 29833 2481 28681 150 38395 13340 29833 2481 38318 5576 31584 5321 42250 19867 38318 5576 41818 15460 29670 11856 43220 30296 41818 15460 37404 30203 25834 22273 37404 38007 37404 30203 28556 36813 15342 24928 28846 43358 28556 36813 16480 39264 4783 19685 20223 40771 16480 39264 5804 35470 936 23674 9656 35510 5804 35470 2113 25548 -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sqrt(*+?f0 *?f0 +0*0)"/>
            <draw:equation draw:name="f11" draw:formula=""/>
            <draw:equation draw:name="f12" draw:formula=""/>
            <draw:equation draw:name="f13" draw:formula="*sin(*(pi/180))"/>
            <draw:equation draw:name="f14" draw:formula=""/>
            <draw:equation draw:name="f15" draw:formula=""/>
            <draw:equation draw:name="f16" draw:formula=""/>
            <draw:equation draw:name="f17" draw:formula=""/>
            <draw:equation draw:name="f18" draw:formula="*cos(19867*(pi/180))"/>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0*cos(atan2(0,14305))"/>
            <draw:equation draw:name="f47" draw:formula=""/>
            <draw:equation draw:name="f48" draw:formula=""/>
            <draw:equation draw:name="f49" draw:formula=""/>
            <draw:equation draw:name="f50" draw:formula="0*tan(-30637)"/>
            <draw:equation draw:name="f51" draw:formula=""/>
            <draw:equation draw:name="f52" draw:formula=""/>
            <draw:equation draw:name="f53" draw:formula="0*tan(-30637)"/>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0,-27642)"/>
            <draw:equation draw:name="f68" draw:formula=""/>
            <draw:equation draw:name="f69" draw:formula="min(0,30090)"/>
            <draw:equation draw:name="f70" draw:formula=""/>
            <draw:equation draw:name="f71" draw:formula=""/>
            <draw:equation draw:name="f72" draw:formula=""/>
            <draw:equation draw:name="f73" draw:formula=""/>
            <draw:equation draw:name="f74" draw:formula=""/>
            <draw:equation draw:name="f75" draw:formula=""/>
            <draw:equation draw:name="f76" draw:formula="0*sqrt(1-(/)*(/))"/>
            <draw:equation draw:name="f77" draw:formula="0*13190/"/>
            <draw:equation draw:name="f78" draw:formula=""/>
            <draw:equation draw:name="f79" draw:formula="6690-"/>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nhanced-geometry>
        </draw:custom-shape>
        <draw:frame draw:name="Picture 41" draw:style-name="gr2" draw:text-style-name="P2" draw:layer="layout" svg:width="2.371cm" svg:height="1.186cm" svg:x="7.887cm" svg:y="15.04cm">
          <draw:image xlink:href="Pictures/2000002F00000EFC0000066851E3C806B81E763B.wmf" xlink:type="simple" xlink:show="embed" xlink:actuate="onLoad">
            <text:p/>
          </draw:image>
        </draw:frame>
        <draw:frame draw:name="Picture 41" draw:style-name="gr2" draw:text-style-name="P2" draw:layer="layout" svg:width="2.372cm" svg:height="1.186cm" svg:x="11.582cm" svg:y="12.98cm">
          <draw:image xlink:href="Pictures/2000002F00000EFC0000066851E3C806B81E763B.wmf" xlink:type="simple" xlink:show="embed" xlink:actuate="onLoad">
            <text:p/>
          </draw:image>
        </draw:frame>
        <draw:frame draw:name="Picture 41" draw:style-name="gr2" draw:text-style-name="P2" draw:layer="layout" svg:width="2.371cm" svg:height="1.185cm" svg:x="13.615cm" svg:y="17.306cm">
          <draw:image xlink:href="Pictures/2000002F00000EFC0000066851E3C806B81E763B.wmf" xlink:type="simple" xlink:show="embed" xlink:actuate="onLoad">
            <text:p/>
          </draw:image>
        </draw:frame>
        <draw:frame draw:name="Picture 41" draw:style-name="gr2" draw:text-style-name="P2" draw:layer="layout" svg:width="2.371cm" svg:height="1.187cm" svg:x="19.713cm" svg:y="14.492cm">
          <draw:image xlink:href="Pictures/2000002F00000EFC0000066851E3C806B81E763B.wmf" xlink:type="simple" xlink:show="embed" xlink:actuate="onLoad">
            <text:p/>
          </draw:image>
        </draw:frame>
        <draw:line draw:name="Straight Connector 8" draw:style-name="gr3" draw:text-style-name="P2" draw:layer="layout" svg:x1="10.258cm" svg:y1="15.04cm" svg:x2="11.767cm" svg:y2="13.844cm">
          <text:p/>
        </draw:line>
        <draw:line draw:name="Straight Connector 10" draw:style-name="gr3" draw:text-style-name="P2" draw:layer="layout" svg:x1="9.593cm" svg:y1="16.226cm" svg:x2="13.616cm" svg:y2="17.902cm">
          <text:p/>
        </draw:line>
        <draw:line draw:name="Straight Connector 13" draw:style-name="gr3" draw:text-style-name="P2" draw:layer="layout" svg:x1="13.362cm" svg:y1="14.061cm" svg:x2="14.17cm" svg:y2="17.307cm">
          <text:p/>
        </draw:line>
        <draw:line draw:name="Straight Connector 15" draw:style-name="gr3" draw:text-style-name="P2" draw:layer="layout" svg:x1="13.955cm" svg:y1="13.574cm" svg:x2="20.013cm" svg:y2="14.926cm">
          <text:p/>
        </draw:line>
        <draw:line draw:name="Straight Connector 26" draw:style-name="gr3" draw:text-style-name="P2" draw:layer="layout" svg:x1="15.897cm" svg:y1="17.635cm" svg:x2="19.898cm" svg:y2="15.574cm">
          <text:p/>
        </draw:line>
        <draw:line draw:name="Straight Connector 42" draw:style-name="gr4" draw:text-style-name="P2" draw:layer="layout" svg:x1="15.323cm" svg:y1="5.932cm" svg:x2="14.838cm" svg:y2="17.414cm">
          <text:p/>
        </draw:line>
        <draw:custom-shape draw:name="Cloud 4" draw:style-name="gr5" draw:text-style-name="P1" draw:layer="layout" svg:width="2.657cm" svg:height="2.403cm" svg:x="20.456cm" svg:y="9.537cm">
          <text:p/>
          <draw:enhanced-geometry svg:viewBox="0 0 43200 43200" draw:extrusion-allowed="true" draw:text-areas="5954 6524 34174 34674" draw:glue-points="6366915 1250950 3186113 2499236 19766 1250950 3186113 143048" draw:type="mso-spt100" draw:enhanced-path="M 3900 14370 W 3838 3941 17344 22321 3900 14370 14005 5202 13382 1344 24048 15878 14005 5202 22456 3432 21997 141 30727 12031 22456 3432 29833 2481 28681 150 38395 13340 29833 2481 38318 5576 31584 5321 42250 19867 38318 5576 41818 15460 29670 11856 43220 30296 41818 15460 37404 30203 25834 22273 37404 38007 37404 30203 28556 36813 15342 24928 28846 43358 28556 36813 16480 39264 4783 19685 20223 40771 16480 39264 5804 35470 936 23674 9656 35510 5804 35470 2113 25548 -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sqrt(*+?f0 *?f0 +0*0)"/>
            <draw:equation draw:name="f11" draw:formula=""/>
            <draw:equation draw:name="f12" draw:formula=""/>
            <draw:equation draw:name="f13" draw:formula="*sin(*(pi/180))"/>
            <draw:equation draw:name="f14" draw:formula=""/>
            <draw:equation draw:name="f15" draw:formula=""/>
            <draw:equation draw:name="f16" draw:formula=""/>
            <draw:equation draw:name="f17" draw:formula=""/>
            <draw:equation draw:name="f18" draw:formula="*cos(19867*(pi/180))"/>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0*cos(atan2(0,14305))"/>
            <draw:equation draw:name="f47" draw:formula=""/>
            <draw:equation draw:name="f48" draw:formula=""/>
            <draw:equation draw:name="f49" draw:formula=""/>
            <draw:equation draw:name="f50" draw:formula="0*tan(-30637)"/>
            <draw:equation draw:name="f51" draw:formula=""/>
            <draw:equation draw:name="f52" draw:formula=""/>
            <draw:equation draw:name="f53" draw:formula="0*tan(-30637)"/>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0,-27642)"/>
            <draw:equation draw:name="f68" draw:formula=""/>
            <draw:equation draw:name="f69" draw:formula="min(0,30090)"/>
            <draw:equation draw:name="f70" draw:formula=""/>
            <draw:equation draw:name="f71" draw:formula=""/>
            <draw:equation draw:name="f72" draw:formula=""/>
            <draw:equation draw:name="f73" draw:formula=""/>
            <draw:equation draw:name="f74" draw:formula=""/>
            <draw:equation draw:name="f75" draw:formula=""/>
            <draw:equation draw:name="f76" draw:formula="0*sqrt(1-(/)*(/))"/>
            <draw:equation draw:name="f77" draw:formula="0*13190/"/>
            <draw:equation draw:name="f78" draw:formula=""/>
            <draw:equation draw:name="f79" draw:formula="6690-"/>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nhanced-geometry>
        </draw:custom-shape>
        <draw:line draw:name="Straight Connector 36" draw:style-name="gr6" draw:text-style-name="P2" draw:layer="layout" svg:x1="21.565cm" svg:y1="11.941cm" svg:x2="21.275cm" svg:y2="14.493cm">
          <text:p/>
        </draw:line>
        <draw:frame draw:name="Picture 3" draw:style-name="gr7" draw:text-style-name="P3" draw:layer="layout" svg:width="2.092cm" svg:height="3.372cm" svg:x="12.604cm" svg:y="0.602cm">
          <draw:image xlink:href="Pictures/100002010000009A000000D426A48CF42D1D5D41.png" xlink:type="simple" xlink:show="embed" xlink:actuate="onLoad">
            <text:p/>
          </draw:image>
        </draw:frame>
        <draw:frame draw:style-name="gr2" draw:text-style-name="P4" draw:layer="layout" svg:width="2.113cm" svg:height="2.474cm" svg:x="2.474cm" svg:y="13.862cm">
          <draw:image xlink:href="Pictures/10000000000000AD000000ADABC4DC6643F3D350.jpg" xlink:type="simple" xlink:show="embed" xlink:actuate="onLoad">
            <text:p/>
          </draw:image>
        </draw:frame>
        <draw:frame draw:style-name="gr8" draw:text-style-name="P5" draw:layer="layout" svg:width="3.196cm" svg:height="1.623cm" svg:x="4.691cm" svg:y="14.668cm">
          <draw:image xlink:href="Pictures/1000100600001F7E00000DA2818321C20899C6BB.svg" xlink:type="simple" xlink:show="embed" xlink:actuate="onLoad">
            <text:p/>
          </draw:image>
          <draw:image xlink:href="Pictures/100002010000013100000084DD69F6BE81E285DD.png" xlink:type="simple" xlink:show="embed" xlink:actuate="onLoad"/>
        </draw:frame>
        <draw:frame draw:style-name="gr8" draw:text-style-name="P5" draw:layer="layout" svg:width="1.746cm" svg:height="0.885cm" svg:x="12.817cm" svg:y="4.069cm">
          <draw:image xlink:href="Pictures/10000DDC00001F7E00000DA204C0434E73590B19.svg" xlink:type="simple" xlink:show="embed" xlink:actuate="onLoad">
            <text:p/>
          </draw:image>
          <draw:image xlink:href="Pictures/100002010000013100000084E39D63568F5D3F0F.png" xlink:type="simple" xlink:show="embed" xlink:actuate="onLoad"/>
        </draw:frame>
        <draw:custom-shape draw:name="TextBox 28" draw:style-name="gr9" draw:text-style-name="P7" draw:layer="layout" svg:width="6.282cm" svg:height="1.911cm" svg:x="0.354cm" svg:y="16.292cm">
          <text:list text:style-name="L1">
            <text:list-header>
              <text:p text:style-name="P6"><text:span text:style-name="T1">Internet</text:span></text:p>
            </text:list-header>
          </text:list>
          <text:list text:style-name="L2">
            <text:list-header>
              <text:p text:style-name="P6"><text:span text:style-name="T2"/></text:p>
            </text:list-header>
          </text:list>
          <draw:enhanced-geometry svg:viewBox="0 0 21600 21600" draw:type="mso-spt202" draw:enhanced-path="M 0 0 L 21600 0 21600 21600 0 21600 0 0 Z N"/>
        </draw:custom-shape>
        <draw:custom-shape draw:name="TextBox 28" draw:style-name="gr10" draw:text-style-name="P8" draw:layer="layout" svg:width="6.282cm" svg:height="1.721cm" svg:x="18.302cm" svg:y="15.597cm">
          <text:list text:style-name="L1">
            <text:list-header>
              <text:p text:style-name="P6"><text:span text:style-name="T3">Data plane</text:span></text:p>
            </text:list-header>
          </text:list>
          <text:list text:style-name="L2">
            <text:list-header>
              <text:p text:style-name="P6"><text:span text:style-name="T2"/></text:p>
            </text:list-header>
          </text:list>
          <draw:enhanced-geometry svg:viewBox="0 0 21600 21600" draw:type="mso-spt202" draw:enhanced-path="M 0 0 L 21600 0 21600 21600 0 21600 0 0 Z N"/>
        </draw:custom-shape>
        <draw:frame draw:style-name="gr11" draw:text-style-name="P9" draw:layer="layout" svg:width="1.784cm" svg:height="3.174cm" svg:x="14.792cm" svg:y="2.758cm">
          <draw:image xlink:href="Pictures/1000000000000056000000880322B3532DCECFE8.jpg" xlink:type="simple" xlink:show="embed" xlink:actuate="onLoad">
            <text:p/>
          </draw:image>
        </draw:frame>
        <draw:line draw:name="Straight Connector 42" draw:style-name="gr4" draw:text-style-name="P2" draw:layer="layout" svg:x1="15.327cm" svg:y1="5.894cm" svg:x2="13.13cm" svg:y2="12.98cm">
          <text:p/>
        </draw:line>
        <draw:line draw:name="Straight Connector 42" draw:style-name="gr4" draw:text-style-name="P2" draw:layer="layout" svg:x1="15.368cm" svg:y1="5.806cm" svg:x2="9.372cm" svg:y2="15.04cm">
          <text:p/>
        </draw:line>
        <draw:line draw:name="Straight Connector 42" draw:style-name="gr4" draw:text-style-name="P2" draw:layer="layout" svg:x1="15.392cm" svg:y1="5.808cm" svg:x2="20.335cm" svg:y2="14.493cm">
          <text:p/>
        </draw:line>
        <draw:custom-shape draw:name="TextBox 28" draw:style-name="gr12" draw:text-style-name="P7" draw:layer="layout" svg:width="6.282cm" svg:height="2.545cm" svg:x="7.686cm" svg:y="2.216cm">
          <text:list text:style-name="L1">
            <text:list-header>
              <text:p text:style-name="P6"><text:span text:style-name="T1">Firewall </text:span></text:p>
            </text:list-header>
            <text:list-item>
              <text:p text:style-name="P6"><text:span text:style-name="T1">Application</text:span></text:p>
            </text:list-item>
          </text:list>
          <text:list text:style-name="L2">
            <text:list-header>
              <text:p text:style-name="P6"><text:span text:style-name="T2"/></text:p>
            </text:list-header>
          </text:list>
          <draw:enhanced-geometry svg:viewBox="0 0 21600 21600" draw:type="mso-spt202" draw:enhanced-path="M 0 0 L 21600 0 21600 21600 0 21600 0 0 Z N"/>
        </draw:custom-shape>
        <draw:custom-shape draw:name="TextBox 28" draw:style-name="gr13" draw:text-style-name="P7" draw:layer="layout" svg:width="6.282cm" svg:height="2.545cm" svg:x="15.146cm" svg:y="2.93cm">
          <text:list text:style-name="L1">
            <text:list-header>
              <text:p text:style-name="P6"><text:span text:style-name="T1">SDN </text:span></text:p>
            </text:list-header>
            <text:list-item>
              <text:p text:style-name="P6"><text:span text:style-name="T1">Controller</text:span></text:p>
            </text:list-item>
          </text:list>
          <text:list text:style-name="L2">
            <text:list-header>
              <text:p text:style-name="P6"><text:span text:style-name="T2"/></text:p>
            </text:list-header>
          </text:list>
          <draw:enhanced-geometry svg:viewBox="0 0 21600 21600" draw:type="mso-spt202" draw:enhanced-path="M 0 0 L 21600 0 21600 21600 0 21600 0 0 Z N"/>
        </draw:custom-shape>
        <draw:frame draw:style-name="gr8" draw:text-style-name="P5" draw:layer="layout" svg:width="1.788cm" svg:height="1.372cm" svg:x="15.415cm" svg:y="10.554cm">
          <draw:image xlink:href="Pictures/10000201000001B9000001210060EFD66770321F.png" xlink:type="simple" xlink:show="embed" xlink:actuate="onLoad">
            <text:p/>
          </draw:image>
        </draw:frame>
        <draw:line draw:name="Straight Connector 42" draw:style-name="gr6" draw:text-style-name="P2" draw:layer="layout" svg:x1="15.415cm" svg:y1="11.684cm" svg:x2="13.171cm" svg:y2="12.893cm">
          <text:p/>
        </draw:line>
        <draw:frame draw:style-name="gr8" draw:text-style-name="P5" draw:layer="layout" svg:width="1.788cm" svg:height="1.372cm" svg:x="16.154cm" svg:y="12.081cm">
          <draw:image xlink:href="Pictures/10000201000001B900000121EE7EB462A290A310.png" xlink:type="simple" xlink:show="embed" xlink:actuate="onLoad">
            <text:p/>
          </draw:image>
        </draw:frame>
        <draw:line draw:name="Straight Connector 42" draw:style-name="gr6" draw:text-style-name="P2" draw:layer="layout" svg:x1="16.155cm" svg:y1="13.037cm" svg:x2="13.172cm" svg:y2="12.98cm">
          <text:p/>
        </draw:line>
        <draw:custom-shape draw:name="TextBox 28" draw:style-name="gr14" draw:text-style-name="P8" draw:layer="layout" svg:width="6.282cm" svg:height="1.721cm" svg:x="15.207cm" svg:y="4.184cm">
          <text:list text:style-name="L1">
            <text:list-header>
              <text:p text:style-name="P6"><text:span text:style-name="T3">(Control <text:s/>plane)</text:span></text:p>
            </text:list-header>
          </text:list>
          <text:list text:style-name="L2">
            <text:list-header>
              <text:p text:style-name="P6"><text:span text:style-name="T2"/></text:p>
            </text:list-header>
          </text:list>
          <draw:enhanced-geometry svg:viewBox="0 0 21600 21600" draw:type="mso-spt202" draw:enhanced-path="M 0 0 L 21600 0 21600 21600 0 21600 0 0 Z N"/>
        </draw:custom-shape>
        <presentation:notes draw:style-name="dp2" presentation:use-date-time-name="dtd1">
          <draw:page-thumbnail draw:style-name="gr15" draw:layer="layout" svg:width="13.335cm" svg:height="10.001cm" svg:x="3.493cm" svg:y="2.002cm" draw:page-number="1" presentation:class="page"/>
          <draw:frame presentation:style-name="pr1" draw:text-style-name="P11" draw:layer="layout" svg:width="16.254cm" svg:height="11.999cm" svg:x="2.033cm" svg:y="12.668cm">
            <draw:text-box>
              <text:list text:style-name="L3">
                <text:list-header>
                  <text:p text:style-name="P10"><text:span text:style-name="T4">Maybe this is a better picture… though need some details of what happens in each plane… like in next slides… or, have both?</text:span></text:p>
                </text:list-header>
              </text:list>
            </draw:text-box>
          </draw:frame>
          <draw:custom-shape draw:name="Slide Number Placeholder 3" draw:style-name="gr16" draw:text-style-name="P13" draw:layer="layout" svg:width="8.807cm" svg:height="1.332cm" svg:x="11.509cm" svg:y="25.334cm">
            <text:list text:style-name="L2">
              <text:list-header>
                <text:p text:style-name="P12"><text:span text:style-name="T5"><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pitch="fixed"/>
    <style:font-face style:name="Helvetica2" svg:font-family="Helvetica" style:font-pitch="fixed"/>
    <style:font-face style:name="Times New Roman1" svg:font-family="'Times New Roman'" style:font-pitch="fixed"/>
    <style:font-face style:name="ＭＳ Ｐゴシック2" svg:font-family="'ＭＳ Ｐゴシック'" style:font-pitch="fixed"/>
    <style:font-face style:name="Calibri1" svg:font-family="Calibri" style:font-pitch="variable"/>
    <style:font-face style:name="Helvetica1" svg:font-family="Helvetica"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ＭＳ Ｐゴシック1" svg:font-family="'ＭＳ Ｐゴシック'"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Dashed_20__28_var_29__20_4" draw:display-name="Dashed (var) 4" draw:style="rect" draw:dots2="1" draw:dots2-length="0.282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2" fo:font-family="Helvetica" style:font-pitch="fixed" fo:font-size="20pt" fo:font-style="normal" fo:text-shadow="none" style:text-underline-style="none" fo:font-weight="bold" style:font-name-asian="ＭＳ Ｐゴシック2" style:font-family-asian="'ＭＳ Ｐゴシック'" style:font-pitch-asian="fixed" style:font-size-asian="20pt" style:font-style-asian="normal" style:font-weight-asian="bold" style:font-name-complex="ＭＳ Ｐゴシック2" style:font-family-complex="'ＭＳ Ｐゴシック'" style:font-pitch-complex="fixed" style:font-size-complex="20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fixed" fo:font-size="12pt" fo:font-style="normal" fo:text-shadow="none" style:text-underline-style="none" fo:font-weight="normal" style:letter-kerning="true" fo:background-color="transparent"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fixed" fo:color="#8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800000" style:text-outline="false" style:text-line-through-style="none" style:text-line-through-type="none" style:text-position="0% 100%" style:font-name="Calibri2" fo:font-family="Calibri" style:font-pitch="fixed" fo:font-size="32pt" fo:font-style="normal" fo:text-shadow="none" style:text-underline-style="none" fo:font-weight="normal" style:letter-kerning="true" fo:background-color="transparent" style:font-name-asian="ＭＳ Ｐゴシック2" style:font-family-asian="'ＭＳ Ｐゴシック'" style:font-pitch-asian="fixed" style:font-size-asian="32pt" style:font-style-asian="normal" style:font-weight-asian="normal" style:font-name-complex="ＭＳ Ｐゴシック2"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2" fo:font-family="Calibri" style:font-pitch="fixed"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2" fo:font-family="Calibri" style:font-pitch="fixed"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8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800000" style:text-outline="false" style:text-line-through-style="none" style:text-line-through-type="none" style:text-position="0% 100%" style:font-name="Calibri2" fo:font-family="Calibri" style:font-pitch="fixed" fo:font-size="32pt" fo:font-style="normal" fo:text-shadow="none" style:text-underline-style="none" fo:font-weight="normal" style:letter-kerning="true" fo:background-color="transparent" style:font-name-asian="ＭＳ Ｐゴシック2" style:font-family-asian="'ＭＳ Ｐゴシック'" style:font-pitch-asian="fixed" style:font-size-asian="32pt" style:font-style-asian="normal" style:font-weight-asian="normal" style:font-name-complex="ＭＳ Ｐゴシック2"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90" style:text-outline="false" style:text-line-through-style="none" style:text-line-through-type="none" style:text-position="0% 100%" style:font-name="Calibri2" fo:font-family="Calibri" style:font-pitch="fixed" fo:font-size="44pt" fo:font-style="normal" fo:text-shadow="none" style:text-underline-style="none" fo:font-weight="normal" style:letter-kerning="true" fo:background-color="transparent" style:font-name-asian="ＭＳ Ｐゴシック2" style:font-family-asian="'ＭＳ Ｐゴシック'" style:font-pitch-asian="fixed" style:font-size-asian="44pt" style:font-style-asian="normal" style:font-weight-asian="normal" style:font-name-complex="ＭＳ Ｐゴシック2" style:font-family-complex="'ＭＳ Ｐゴシック'" style:font-pitch-complex="fixed"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2-backgroundobjects" style:list-style-name="ML3">
      <style:graphic-properties draw:stroke="none" draw:fill="none" draw:fill-color="#ffffff" draw:auto-grow-height="false" draw:auto-grow-width="false" fo:min-height="1.015cm" fo:min-width="0cm" fo:wrap-option="wrap"/>
    </style:style>
    <style:style style:name="Mpr5" style:family="presentation" style:parent-style-name="Title2-backgroundobjects" style:list-style-name="ML3">
      <style:graphic-properties draw:stroke="none" draw:fill="none" draw:fill-color="#ffffff" draw:auto-grow-height="false" draw:auto-grow-width="false" fo:min-height="1.015cm" fo:min-width="0cm" fo:wrap-option="wrap"/>
    </style:style>
    <style:style style:name="Mpr6" style:family="presentation" style:parent-style-name="Title2-backgroundobjects" style:list-style-name="ML4">
      <style:graphic-properties draw:stroke="none" draw:fill="none" draw:fill-color="#ffffff" draw:auto-grow-height="false" draw:auto-grow-width="false" fo:min-height="1.016cm" fo:min-width="0cm" fo:wrap-option="wrap"/>
    </style:style>
    <style:style style:name="Mpr7"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333cm" fo:min-width="0cm" fo:padding-top="0.133cm" fo:padding-bottom="0.133cm" fo:padding-left="0.266cm" fo:padding-right="0.266cm" fo:wrap-option="wrap" draw:shadow-color="#808080"/>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333cm" fo:min-width="0cm" fo:padding-top="0.133cm" fo:padding-bottom="0.133cm" fo:padding-left="0.266cm" fo:padding-right="0.266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333cm" fo:min-width="0cm" fo:padding-top="0.133cm" fo:padding-bottom="0.133cm" fo:padding-left="0.266cm" fo:padding-right="0.266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333cm" fo:min-width="0cm" fo:padding-top="0.133cm" fo:padding-bottom="0.133cm" fo:padding-left="0.266cm" fo:padding-right="0.266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punctuation-wrap="hanging" style:line-break="strict" style:writing-mode="lr-tb"/>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style:paragraph-properties fo:margin-left="0cm" fo:margin-right="0cm" fo:text-align="end" fo:text-indent="0cm" style:punctuation-wrap="hanging" style:line-break="strict" style:writing-mode="lr-tb"/>
    </style:style>
    <style:style style:name="MP10"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1" style:family="paragraph">
      <loext:graphic-properties draw:fill="solid" draw:fill-color="#ffffff"/>
      <style:paragraph-properties fo:text-align="center"/>
    </style:style>
    <style:style style:name="MP12"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style>
    <style:style style:name="MP1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898989" fo:font-size="12pt" fo:language="en" fo:country="US" style:font-size-asian="12pt" style:language-asian="en" style:country-asian="US" style:font-size-complex="12pt" style:language-complex="en" style:country-complex="US"/>
    </style:style>
    <style:style style:name="MT4" style:family="text">
      <style:text-properties style:font-name="Times New Roman1" fo:font-size="13pt" fo:language="en" fo:country="US" fo:font-weight="normal" style:font-size-asian="13pt" style:language-asian="en" style:country-asian="US" style:font-weight-asian="normal" style:font-size-complex="13pt" style:language-complex="en" style:country-complex="US"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2" style:page-layout-name="PM1" draw:style-name="Mdp2">
      <draw:frame presentation:style-name="Title2-title" draw:layer="backgroundobjects" svg:width="22.86cm" svg:height="3.175cm" svg:x="1.27cm" svg:y="-0.001cm" presentation:class="title" presentation:placeholder="true">
        <draw:text-box/>
      </draw:frame>
      <draw:frame presentation:style-name="Title2-outline1" draw:layer="backgroundobjects" svg:width="23.495cm" svg:height="14.817cm" svg:x="1.269cm" svg:y="3.597cm" presentation:class="outline" presentation:placeholder="true">
        <draw:text-box/>
      </draw:frame>
      <draw:frame presentation:style-name="Mpr4" draw:text-style-name="MP8" draw:layer="backgroundobjects" svg:width="5.927cm" svg:height="1.014cm" svg:x="1.269cm" svg:y="17.657cm" presentation:class="date-time">
        <draw:text-box>
          <text:list text:style-name="ML3">
            <text:list-header>
              <text:p text:style-name="MP7"><text:span text:style-name="MT2"><text:date style:data-style-name="D3" text:date-value="2017-12-13">12/13/17</text:date></text:span></text:p>
            </text:list-header>
          </text:list>
        </draw:text-box>
      </draw:frame>
      <draw:frame presentation:style-name="Mpr5" draw:text-style-name="MP8" draw:layer="backgroundobjects" svg:width="8.044cm" svg:height="1.014cm" svg:x="8.678cm" svg:y="17.657cm" presentation:class="footer">
        <draw:text-box>
          <text:p/>
        </draw:text-box>
      </draw:frame>
      <draw:frame presentation:style-name="Mpr6" draw:text-style-name="MP10" draw:layer="backgroundobjects" svg:width="5.927cm" svg:height="1.015cm" svg:x="19.472cm" svg:y="-0.169cm" presentation:class="page-number">
        <draw:text-box>
          <text:list text:style-name="ML4">
            <text:list-header>
              <text:p text:style-name="MP9"><text:span text:style-name="MT3"><text:page-number>&lt;number&gt;</text:page-number></text:span></text:p>
            </text:list-header>
          </text:list>
        </draw:text-box>
      </draw:frame>
      <presentation:notes style:page-layout-name="PM0">
        <draw:rect draw:style-name="Mgr3" draw:text-style-name="MP11" draw:layer="backgroundobjects" svg:width="20.32cm" svg:height="26.67cm" svg:x="0cm" svg:y="0cm">
          <text:p/>
        </draw:rect>
        <draw:frame presentation:style-name="Mpr7" draw:text-style-name="MP12" draw:layer="backgroundobjects" svg:width="8.806cm" svg:height="1.332cm" svg:x="0cm" svg:y="0cm" presentation:class="header">
          <draw:text-box>
            <text:p/>
          </draw:text-box>
        </draw:frame>
        <draw:frame presentation:style-name="Mpr8" draw:text-style-name="MP13" draw:layer="backgroundobjects" svg:width="8.807cm" svg:height="1.332cm" svg:x="11.508cm" svg:y="0cm" presentation:class="date-time">
          <draw:text-box>
            <text:p/>
          </draw:text-box>
        </draw:frame>
        <draw:page-thumbnail presentation:style-name="Title2-title" draw:layer="backgroundobjects" svg:width="13.335cm" svg:height="10.001cm" svg:x="3.492cm" svg:y="2.001cm" presentation:class="page"/>
        <draw:frame presentation:style-name="Title2-notes" draw:layer="backgroundobjects" svg:width="16.254cm" svg:height="11.999cm" svg:x="2.033cm" svg:y="12.668cm" presentation:class="notes" presentation:placeholder="true">
          <draw:text-box/>
        </draw:frame>
        <draw:frame presentation:style-name="Mpr9" draw:text-style-name="MP12" draw:layer="backgroundobjects" svg:width="8.806cm" svg:height="1.332cm" svg:x="0cm" svg:y="25.334cm" presentation:class="footer">
          <draw:text-box>
            <text:p/>
          </draw:text-box>
        </draw:frame>
        <draw:frame presentation:style-name="Mpr10" draw:text-style-name="MP13" draw:layer="backgroundobjects" svg:width="8.807cm" svg:height="1.332cm" svg:x="11.508cm" svg:y="25.334cm" presentation:class="page-number">
          <draw:text-box>
            <text:list text:style-name="ML3">
              <text:list-header>
                <text:p text:style-name="MP14"><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3T20:47:13.797718912</meta:creation-date>
    <dc:date>2017-12-13T21:26:18.881837324</dc:date>
    <meta:editing-duration>PT34M44S</meta:editing-duration>
    <meta:editing-cycles>11</meta:editing-cycles>
    <meta:generator>LibreOffice/5.1.6.2$Linux_X86_64 LibreOffice_project/10m0$Build-2</meta:generator>
    <meta:document-statistic meta:object-count="66"/>
  </office:meta>
</office:document-meta>
</file>